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fruit-of-the-whys-slides-page1.png" manifest:media-type="image/png"/>
  <manifest:file-entry manifest:full-path="Pictures/fruit-of-the-whys-slides-page2.png" manifest:media-type="image/png"/>
  <manifest:file-entry manifest:full-path="Pictures/fruit-of-the-whys-slides-page3.png" manifest:media-type="image/png"/>
  <manifest:file-entry manifest:full-path="Pictures/fruit-of-the-whys-slides-page4.png" manifest:media-type="image/png"/>
  <manifest:file-entry manifest:full-path="Pictures/fruit-of-the-whys-slides-page5.png" manifest:media-type="image/png"/>
  <manifest:file-entry manifest:full-path="Pictures/fruit-of-the-whys-slides-page6.png" manifest:media-type="image/png"/>
  <manifest:file-entry manifest:full-path="Pictures/fruit-of-the-whys-slides-page7.png" manifest:media-type="image/png"/>
  <manifest:file-entry manifest:full-path="Pictures/fruit-of-the-whys-slides-page8.png" manifest:media-type="image/png"/>
  <manifest:file-entry manifest:full-path="Pictures/fruit-of-the-whys-slides-page9.png" manifest:media-type="image/png"/>
  <manifest:file-entry manifest:full-path="Pictures/fruit-of-the-whys-slides-page10.png" manifest:media-type="image/png"/>
  <manifest:file-entry manifest:full-path="Pictures/fruit-of-the-whys-slides-page11.png" manifest:media-type="image/png"/>
  <manifest:file-entry manifest:full-path="Pictures/fruit-of-the-whys-slides-page12.png" manifest:media-type="image/png"/>
  <manifest:file-entry manifest:full-path="Pictures/fruit-of-the-whys-slides-page13.png" manifest:media-type="image/png"/>
  <manifest:file-entry manifest:full-path="Pictures/fruit-of-the-whys-slides-page14.png" manifest:media-type="image/png"/>
  <manifest:file-entry manifest:full-path="Pictures/fruit-of-the-whys-slides-page15.png" manifest:media-type="image/png"/>
  <manifest:file-entry manifest:full-path="Pictures/fruit-of-the-whys-slides-page16.png" manifest:media-type="image/png"/>
  <manifest:file-entry manifest:full-path="Pictures/fruit-of-the-whys-slides-page17.png" manifest:media-type="image/png"/>
  <manifest:file-entry manifest:full-path="Pictures/fruit-of-the-whys-slides-page18.png" manifest:media-type="image/png"/>
  <manifest:file-entry manifest:full-path="Pictures/fruit-of-the-whys-slides-page19.png" manifest:media-type="image/png"/>
  <manifest:file-entry manifest:full-path="Pictures/fruit-of-the-whys-slides-page20.png" manifest:media-type="image/png"/>
  <manifest:file-entry manifest:full-path="Pictures/fruit-of-the-whys-slides-page21.png" manifest:media-type="image/png"/>
  <manifest:file-entry manifest:full-path="Pictures/fruit-of-the-whys-slides-page22.png" manifest:media-type="image/png"/>
  <manifest:file-entry manifest:full-path="Pictures/fruit-of-the-whys-slides-page23.png" manifest:media-type="image/png"/>
  <manifest:file-entry manifest:full-path="Pictures/fruit-of-the-whys-slides-page24.png" manifest:media-type="image/png"/>
  <manifest:file-entry manifest:full-path="Pictures/fruit-of-the-whys-slides-page25.png" manifest:media-type="image/png"/>
  <manifest:file-entry manifest:full-path="Pictures/fruit-of-the-whys-slides-page26.png" manifest:media-type="image/png"/>
  <manifest:file-entry manifest:full-path="Pictures/fruit-of-the-whys-slides-page27.png" manifest:media-type="image/png"/>
  <manifest:file-entry manifest:full-path="Pictures/fruit-of-the-whys-slides-page28.png" manifest:media-type="image/png"/>
  <manifest:file-entry manifest:full-path="Pictures/fruit-of-the-whys-slides-page29.png" manifest:media-type="image/png"/>
  <manifest:file-entry manifest:full-path="Pictures/fruit-of-the-whys-slides-page30.png" manifest:media-type="image/png"/>
  <manifest:file-entry manifest:full-path="Pictures/fruit-of-the-whys-slides-page31.png" manifest:media-type="image/png"/>
  <manifest:file-entry manifest:full-path="Pictures/fruit-of-the-whys-slides-page32.png" manifest:media-type="image/png"/>
  <manifest:file-entry manifest:full-path="Pictures/fruit-of-the-whys-slides-page33.png" manifest:media-type="image/png"/>
  <manifest:file-entry manifest:full-path="Pictures/fruit-of-the-whys-slides-page34.png" manifest:media-type="image/png"/>
  <manifest:file-entry manifest:full-path="Pictures/fruit-of-the-whys-slides-page35.png" manifest:media-type="image/png"/>
  <manifest:file-entry manifest:full-path="Pictures/fruit-of-the-whys-slides-page36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1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2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3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3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3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3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3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3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fruit-of-the-whys-slides-page3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